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en" fo:country="US"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language="en" fo:country="U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anguage="en" fo:country="US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6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style:font-name="Droid Sans" fo:font-size="18pt" fo:language="en" fo:country="US"/>
    </style:style>
    <style:style style:name="P8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fo:language="en" fo:country="US" style:font-size-asian="12pt" style:font-size-complex="1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Droid Sans" fo:font-size="18pt" fo:language="en" fo:country="US"/>
    </style:style>
    <style:style style:name="P10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language="en" fo:country="US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2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3" style:family="paragraph">
      <style:text-properties fo:language="en" fo:country="US"/>
    </style:style>
    <style:style style:name="P14" style:family="paragraph">
      <loext:graphic-properties draw:fill="none" draw:fill-color="#ffffff"/>
      <style:text-properties style:font-name="Droid Sans" fo:language="en" fo:country="US"/>
    </style:style>
    <style:style style:name="P15" style:family="paragraph">
      <loext:graphic-properties draw:fill-color="#ffffff"/>
      <style:text-properties fo:language="en" fo:country="US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Droid Sans" fo:font-size="24pt" fo:letter-spacing="0.106cm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Droid Sans" fo:font-size="11pt" fo:letter-spacing="0.106cm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Droid San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italic" style:text-underline-style="none" fo:font-weight="normal" style:font-name-asian="Times New Roman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italic" style:text-underline-style="none" fo:font-weight="normal" style:font-name-asian="Calibri1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7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8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9" style:family="text">
      <style:text-properties fo:font-variant="normal" fo:text-transform="none" fo:color="#44546a" style:text-line-through-style="none" style:text-line-through-type="none" style:text-position="0% 100%" style:font-name="Droid Sans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Droid Sans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2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34" style:family="text">
      <style:text-properties fo:font-variant="normal" fo:text-transform="none" fo:color="#44546a" style:text-line-through-style="none" style:text-line-through-type="none" style:text-position="0% 100%" style:font-name="Droid Sans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5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Droid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4.69cm" svg:x="0.737cm" svg:y="4.824cm">
          <text:p text:style-name="P1"><text:span text:style-name="T1">Email</text:span></text:p>
          <text:p text:style-name="P1"><text:span text:style-name="T2"><text:a xlink:href="mailto:romanetvin@eisti.eu" xlink:type="simple">romanetvin@eisti.eu</text:a></text:span></text:p>
          <text:p text:style-name="P1"><text:span text:style-name="T1">Adresse</text:span></text:p>
          <text:p text:style-name="P1"><text:span text:style-name="T2">22 rue des Perdrix, </text:span></text:p>
          <text:p text:style-name="P1"><text:span text:style-name="T2">95800, Courdimanche, FRANCE</text:span></text:p>
          <text:p text:style-name="P2"><text:span text:style-name="T1">Téléphone</text:span></text:p>
          <text:p text:style-name="P1"><text:span text:style-name="T2">+33 6 66 57 91 97</text:span></text:p>
          <text:p text:style-name="P2"><text:span text:style-name="T1">Permi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89cm" svg:x="2.233cm" svg:y="0.508cm">
          <text:p text:style-name="P4"><text:span text:style-name="T3">Vincen</text:span><text:span text:style-name="T3">t </text:span><text:span text:style-name="T3">ROMAN</text:span><text:span text:style-name="T3">ET</text:span></text:p>
          <text:p text:style-name="P4"><text:span text:style-name="T4">Recherche </text:span><text:span text:style-name="T4">un stage de </text:span><text:span text:style-name="T4">fin d’études </text:span><text:span text:style-name="T4">en </text:span><text:span text:style-name="T5">Intelligence </text:span><text:span text:style-name="T5">Artificielle</text:span><text:span text:style-name="T4"> à </text:span><text:span text:style-name="T4">partir d’Avril</text:span><text:span text:style-name="T4"> </text:span><text:span text:style-name="T4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6" draw:layer="layout" svg:width="4.299cm" svg:height="0.568cm" svg:x="0.825cm" svg:y="4.206cm">
          <text:p text:style-name="P4"><text:span text:style-name="T6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6" draw:layer="layout" svg:width="4.299cm" svg:height="0.569cm" svg:x="6.033cm" svg:y="4.164cm">
          <text:p text:style-name="P4"><text:span text:style-name="T6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7" draw:layer="layout" svg:x1="0.825cm" svg:y1="3.832cm" svg:x2="18.031cm" svg:y2="3.833cm">
          <text:p/>
        </draw:line>
        <draw:custom-shape draw:name="Rectangle 36" draw:style-name="gr6" draw:text-style-name="P6" draw:layer="layout" svg:width="4.299cm" svg:height="0.568cm" svg:x="0.737cm" svg:y="9.906cm">
          <text:p text:style-name="P4"><text:span text:style-name="T6">COMPE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10.841cm">
          <text:p text:style-name="P1"><text:span text:style-name="T7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8" draw:layer="layout" svg:width="4.299cm" svg:height="0.568cm" svg:x="0.691cm" svg:y="19.05cm">
          <text:p text:style-name="P4"><text:span text:style-name="T6">INTE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83cm" svg:y="15.02cm">
          <text:p text:style-name="P1"><text:span text:style-name="T8">Auto-entrepreneur pour un outil d’aide à l’apprentissage d’une langue <text:s/>: Juin – Sept 2018 </text:span></text:p>
          <text:p text:style-name="P1"><text:span text:style-name="T9">RMNT Development, </text:span><text:span text:style-name="T10">Courdimanche, FRANCE</text:span></text:p>
          <text:p text:style-name="P1"><text:span text:style-name="T11">Création d’une application mobile d’aide à l’apprentissage d’une langue. En charge du Marketing, Communication, Conception graphique et Informatique. <text:s/></text:span></text:p>
          <text:p text:style-name="P1"><text:span text:style-name="T11"/></text:p>
          <text:p text:style-name="P1"><text:span text:style-name="T12">Développeur PHP chez NH Industries : Mai – Août 2017 </text:span></text:p>
          <text:p text:style-name="P1"><text:span text:style-name="T13">ECONOCOM, Aix-en-Provence, FRANCE</text:span></text:p>
          <text:p text:style-name="P1"><text:span text:style-name="T14">Récupération de données pour faire un </text:span><text:span text:style-name="T15">reporting </text:span><text:span text:style-name="T14">permettant d’avoir une meilleure vue d’ensemble sur la performance du Service Helpdesk.</text:span></text:p>
          <text:p text:style-name="P1"><text:span text:style-name="T16"/></text:p>
          <text:p text:style-name="P1"><text:span text:style-name="T12">Développeur Service Achats : Juin – Août 2016 </text:span></text:p>
          <text:p text:style-name="P1"><text:span text:style-name="T13">ALEHOS, Gentilly, FRANCE</text:span></text:p>
          <text:p text:style-name="P1"><text:span text:style-name="T17">Formulation et implémentation de solutions pour un outil de </text:span><text:span text:style-name="T18">reporting</text:span><text:span text:style-name="T17"> permettant de réduire la charge de travail des employés du Service Achats.</text:span></text:p>
          <text:p text:style-name="P1"><text:span text:style-name="T19"/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9" draw:layer="layout" svg:width="12.447cm" svg:height="0.683cm" svg:x="6.038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49cm" svg:x="0.603cm" svg:y="19.914cm">
          <text:p text:style-name="P1"><text:span text:style-name="T20">Skateboard, Snowboard, Volleyball, Fitness, Voyages</text:span><text:span text:style-name="T21">, Conception graphique</text:span></text:p>
          <text:p text:style-name="P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1" draw:layer="layout" svg:width="4.291cm" svg:height="4.647cm" svg:x="0.762cm" svg:y="14.224cm">
          <text:p text:style-name="P10"><text:span text:style-name="T7">Langues</text:span></text:p>
          <text:p text:style-name="P1"><text:span text:style-name="T23">Français</text:span></text:p>
          <text:p text:style-name="P1"><text:span text:style-name="T24"><text:s text:c="5"/></text:span><text:span text:style-name="T24">Langue maternelle</text:span></text:p>
          <text:p text:style-name="P1"><text:span text:style-name="T23">Anglais</text:span></text:p>
          <text:p text:style-name="P1"><text:span text:style-name="T25"><text:s text:c="6"/></text:span><text:span text:style-name="T24">Avancé</text:span></text:p>
          <text:p text:style-name="P1"><text:span text:style-name="T23">Chinois</text:span></text:p>
          <text:p text:style-name="P1"><text:span text:style-name="T25"><text:s text:c="7"/></text:span><text:span text:style-name="T24">Intermédi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2" draw:layer="layout" svg:width="4.299cm" svg:height="0.569cm" svg:x="5.963cm" svg:y="14.395cm">
          <text:p text:style-name="P4"><text:span text:style-name="T6">EXPERI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842cm" svg:y="5.043cm">
          <text:p text:style-name="P1"><text:span text:style-name="T12">2015 – 2019 : EISTI – Cergy-Préfecture, FRANCE</text:span></text:p>
          <text:p text:style-name="P1"><text:span text:style-name="T26">Diplôme d’Ingénieur en Mathématiques et Informatique</text:span></text:p>
          <text:p text:style-name="P1"><text:span text:style-name="T27">3ème année – Option Intelligence Artificielle</text:span></text:p>
          <text:p text:style-name="P1"><text:span text:style-name="T28">Deep Learning / Traitement d’images / Informatique quantique <text:s/></text:span></text:p>
          <text:p text:style-name="P1"><text:span text:style-name="T28">Bioinformatique/ Ethique de l’IA <text:s/>/ Natural Language Processing </text:span></text:p>
          <text:p text:style-name="P1"><text:span text:style-name="T29"/></text:p>
          <text:p text:style-name="P1"><text:span text:style-name="T12">2017 – 2018 : GEM – Grenoble, FRANCE</text:span></text:p>
          <text:p text:style-name="P1"><text:span text:style-name="T26">Diplôme d’études supérieures en Management – Programme Grandes Ecoles </text:span></text:p>
          <text:p text:style-name="P1"><text:span text:style-name="T30"/></text:p>
          <text:p text:style-name="P1"><text:span text:style-name="T12">Sept – Dec 2016 : ESSEC Asia Pacific – Singapour, SINGAPOUR</text:span></text:p>
          <text:p text:style-name="P1"><text:span text:style-name="T26">Echange universitaire</text:span></text:p>
          <text:p text:style-name="P1"><text:span text:style-name="T31"/></text:p>
          <text:p text:style-name="P1"><text:span text:style-name="T32">2013 – 2016 : Université de Cergy-Pontoise – Cergy-Préfecture, FRANCE</text:span></text:p>
          <text:p text:style-name="P1"><text:span text:style-name="T33">Licence en informatique </text:span></text:p>
          <text:p text:style-name="P1"><text:span text:style-name="T26"/></text:p>
          <text:p text:style-name="P1"><text:span text:style-name="T32">2013 – 2015 <text:s/>: EISTI – Cergy-Préfecture, FRANCE</text:span></text:p>
          <text:p text:style-name="P1"><text:span text:style-name="T33">Classes préparatoires intégérées</text:span></text:p>
          <text:p text:style-name="P1"><text:span text:style-name="T26"/></text:p>
          <text:p text:style-name="P1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6" draw:layer="layout" svg:width="4.299cm" svg:height="0.569cm" svg:x="5.974cm" svg:y="22.098cm">
          <text:p text:style-name="P4"><text:span text:style-name="T6">PROJ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783cm">
          <text:p text:style-name="P1"><text:span text:style-name="T34">Skate Trick Tracker</text:span></text:p>
          <text:p text:style-name="P1"><text:span text:style-name="T35">8 semaines – Projet de traitement d’image. Détection d’un skateboard dans une image en utilisant des filtres et un réseau de neurones convolutionnel. </text:span></text:p>
          <text:p text:style-name="P1"><text:span text:style-name="T34"/></text:p>
          <text:p text:style-name="P1"><text:span text:style-name="T12">Projet de fin d’études : Gestion et optimisation de l’énergie</text:span></text:p>
          <text:p text:style-name="P1"><text:span text:style-name="T35">6 mois – Objetcif : Prédire la consommation d’énergie en temps réel à partir d’un réseau de neurone pour mieux gérer et ajuster la production d’énergi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4.064cm" svg:height="3.954cm" svg:x="0.762cm" svg:y="11.54cm">
          <draw:text-box>
            <text:p text:style-name="P13"><text:span text:style-name="T36">Numpy, Keras, </text:span></text:p>
            <text:p text:style-name="P13"><text:span text:style-name="T36">Open CV, Matplotlib, <text:s/>Scikit-learn, </text:span><text:span text:style-name="T37"><text:s/>Tensorflow, </text:span></text:p>
            <text:p text:style-name="P13"><text:span text:style-name="T37">Nltk</text:span></text:p>
            <text:p text:style-name="P13"><text:span text:style-name="T37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text:date style:data-style-name="D1" text:date-value="2018-11-13">11/13/18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212</meta:editing-cycles>
    <meta:print-date>2018-03-23T06:18:16</meta:print-date>
    <meta:creation-date>2018-03-22T22:35:05</meta:creation-date>
    <dc:date>2018-11-13T10:31:05.851977291</dc:date>
    <meta:editing-duration>P12DT6H29M55S</meta:editing-duration>
    <meta:generator>LibreOffice/6.1.3.2$Linux_X86_64 LibreOffice_project/10$Build-2</meta:generator>
    <meta:document-statistic meta:object-count="40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